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89cm"/>
    </style:style>
    <style:style style:name="co2" style:family="table-column">
      <style:table-column-properties fo:break-before="auto" style:column-width="1.78cm"/>
    </style:style>
    <style:style style:name="co3" style:family="table-column">
      <style:table-column-properties fo:break-before="auto" style:column-width="3.251cm"/>
    </style:style>
    <style:style style:name="co4" style:family="table-column">
      <style:table-column-properties fo:break-before="auto" style:column-width="8.662cm"/>
    </style:style>
    <style:style style:name="co5" style:family="table-column">
      <style:table-column-properties fo:break-before="auto" style:column-width="17.514cm"/>
    </style:style>
    <style:style style:name="co6" style:family="table-column">
      <style:table-column-properties fo:break-before="auto" style:column-width="4.334cm"/>
    </style:style>
    <style:style style:name="co7" style:family="table-column">
      <style:table-column-properties fo:break-before="auto" style:column-width="1.919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Reference</text:p>
          </table:table-cell>
          <table:table-cell office:value-type="string">
            <text:p><text:s/>Quantity</text:p>
          </table:table-cell>
          <table:table-cell office:value-type="string">
            <text:p><text:s/>Value</text:p>
          </table:table-cell>
          <table:table-cell office:value-type="string">
            <text:p><text:s/>Footprint</text:p>
          </table:table-cell>
          <table:table-cell office:value-type="string">
            <text:p><text:s/>Datasheet</text:p>
          </table:table-cell>
          <table:table-cell office:value-type="string">
            <text:p><text:s/>Mfr.Nr.</text:p>
          </table:table-cell>
          <table:table-cell/>
        </table:table-row>
        <table:table-row table:style-name="ro1">
          <table:table-cell office:value-type="string">
            <text:p>C1 C10 C2 C4 C5 C6 C8 </text:p>
          </table:table-cell>
          <table:table-cell office:value-type="float" office:value="7">
            <text:p>7</text:p>
          </table:table-cell>
          <table:table-cell office:value-type="string">
            <text:p>1u/16V</text:p>
          </table:table-cell>
          <table:table-cell office:value-type="string">
            <text:p>Capacitors_SMD:C_0603</text:p>
          </table:table-cell>
          <table:table-cell office:value-type="string">
            <text:p>http://www.murata.com/products/catalog/pdf/c02e.pdf</text:p>
          </table:table-cell>
          <table:table-cell office:value-type="string">
            <text:p>GRM188R71C105KE15D</text:p>
          </table:table-cell>
          <table:table-cell/>
        </table:table-row>
        <table:table-row table:style-name="ro1">
          <table:table-cell office:value-type="string">
            <text:p>C11 C12 C24 C3 C7 </text:p>
          </table:table-cell>
          <table:table-cell office:value-type="float" office:value="5">
            <text:p>5</text:p>
          </table:table-cell>
          <table:table-cell office:value-type="string">
            <text:p>0u1/50V</text:p>
          </table:table-cell>
          <table:table-cell office:value-type="string">
            <text:p>Capacitors_SMD:C_0603</text:p>
          </table:table-cell>
          <table:table-cell office:value-type="string">
            <text:p>http://www.murata.com/products/catalog/pdf/c02e.pdf</text:p>
          </table:table-cell>
          <table:table-cell office:value-type="string">
            <text:p>GRM188R71H104KA93D</text:p>
          </table:table-cell>
          <table:table-cell/>
        </table:table-row>
        <table:table-row table:style-name="ro1">
          <table:table-cell office:value-type="string">
            <text:p>C13 C14 C15 C9 </text:p>
          </table:table-cell>
          <table:table-cell office:value-type="float" office:value="4">
            <text:p>4</text:p>
          </table:table-cell>
          <table:table-cell office:value-type="string">
            <text:p>0u22/25V</text:p>
          </table:table-cell>
          <table:table-cell office:value-type="string">
            <text:p>Capacitors_SMD:C_0603</text:p>
          </table:table-cell>
          <table:table-cell office:value-type="string">
            <text:p>http://www.murata.com/products/catalog/pdf/c02e.pdf</text:p>
          </table:table-cell>
          <table:table-cell office:value-type="string">
            <text:p>GRM188R71E223KA01J</text:p>
          </table:table-cell>
          <table:table-cell/>
        </table:table-row>
        <table:table-row table:style-name="ro1">
          <table:table-cell office:value-type="string">
            <text:p>C16 C17 C23 </text:p>
          </table:table-cell>
          <table:table-cell office:value-type="float" office:value="3">
            <text:p>3</text:p>
          </table:table-cell>
          <table:table-cell office:value-type="string">
            <text:p>4u7/50V</text:p>
          </table:table-cell>
          <table:table-cell office:value-type="string">
            <text:p>Capacitors_SMD:C_1206</text:p>
          </table:table-cell>
          <table:table-cell office:value-type="string">
            <text:p>http://www.murata.com/products/catalog/pdf/c02e.pdf</text:p>
          </table:table-cell>
          <table:table-cell office:value-type="string">
            <text:p>GRM31CR71H475KA12L</text:p>
          </table:table-cell>
          <table:table-cell/>
        </table:table-row>
        <table:table-row table:style-name="ro1">
          <table:table-cell office:value-type="string">
            <text:p>C18 </text:p>
          </table:table-cell>
          <table:table-cell office:value-type="float" office:value="1">
            <text:p>1</text:p>
          </table:table-cell>
          <table:table-cell office:value-type="string">
            <text:p>470u/50V</text:p>
          </table:table-cell>
          <table:table-cell office:value-type="string">
            <text:p>Capacitors_ThroughHole:C_Radial_D10_L16_P5</text:p>
          </table:table-cell>
          <table:table-cell office:value-type="string">
            <text:p>http://www.mouser.com/ds/2/315/ABA0000CE22-68457.pdf</text:p>
          </table:table-cell>
          <table:table-cell office:value-type="string">
            <text:p>EEU-FC1H471L</text:p>
          </table:table-cell>
          <table:table-cell/>
        </table:table-row>
        <table:table-row table:style-name="ro1">
          <table:table-cell office:value-type="string">
            <text:p>C19 C20 C21 C22 </text:p>
          </table:table-cell>
          <table:table-cell office:value-type="float" office:value="4">
            <text:p>4</text:p>
          </table:table-cell>
          <table:table-cell office:value-type="string">
            <text:p>0u68/50V</text:p>
          </table:table-cell>
          <table:table-cell office:value-type="string">
            <text:p>Capacitors_SMD:C_1206</text:p>
          </table:table-cell>
          <table:table-cell office:value-type="string">
            <text:p>http://www.murata.com/products/catalog/pdf/c03e.pdf</text:p>
          </table:table-cell>
          <table:table-cell office:value-type="string">
            <text:p>GCM31CR71H684KA37L</text:p>
          </table:table-cell>
          <table:table-cell/>
        </table:table-row>
        <table:table-row table:style-name="ro1">
          <table:table-cell office:value-type="string">
            <text:p>D1 </text:p>
          </table:table-cell>
          <table:table-cell office:value-type="float" office:value="1">
            <text:p>1</text:p>
          </table:table-cell>
          <table:table-cell office:value-type="string">
            <text:p>LED_RED</text:p>
          </table:table-cell>
          <table:table-cell office:value-type="string">
            <text:p>LEDs:LED_0603</text:p>
          </table:table-cell>
          <table:table-cell office:value-type="string">
            <text:p>http://www.mouser.com/ds/2/216/APT1608EC-34957.pdf</text:p>
          </table:table-cell>
          <table:table-cell office:value-type="string">
            <text:p>APT1608EC</text:p>
          </table:table-cell>
          <table:table-cell/>
        </table:table-row>
        <table:table-row table:style-name="ro1">
          <table:table-cell office:value-type="string">
            <text:p>D2 </text:p>
          </table:table-cell>
          <table:table-cell office:value-type="float" office:value="1">
            <text:p>1</text:p>
          </table:table-cell>
          <table:table-cell office:value-type="string">
            <text:p>LED_GRN</text:p>
          </table:table-cell>
          <table:table-cell office:value-type="string">
            <text:p>LEDs:LED_0603</text:p>
          </table:table-cell>
          <table:table-cell office:value-type="string">
            <text:p>http://www.mouser.com/ds/2/216/AP1608SGC-29521.pdf</text:p>
          </table:table-cell>
          <table:table-cell office:value-type="string">
            <text:p>AP1608SGC</text:p>
          </table:table-cell>
          <table:table-cell/>
        </table:table-row>
        <table:table-row table:style-name="ro1">
          <table:table-cell office:value-type="string">
            <text:p>D3 </text:p>
          </table:table-cell>
          <table:table-cell office:value-type="float" office:value="1">
            <text:p>1</text:p>
          </table:table-cell>
          <table:table-cell office:value-type="string">
            <text:p>SMDJ28</text:p>
          </table:table-cell>
          <table:table-cell office:value-type="string">
            <text:p>Diodes_SMD:DO-214AB</text:p>
          </table:table-cell>
          <table:table-cell office:value-type="string">
            <text:p>http://www.mouser.com/ds/2/240/Littelfuse_TVS_Diode_SMDJ_Datasheet.pdf-269537.pdf</text:p>
          </table:table-cell>
          <table:table-cell office:value-type="string">
            <text:p>5.0SMDJ28CA</text:p>
          </table:table-cell>
          <table:table-cell/>
        </table:table-row>
        <table:table-row table:style-name="ro1">
          <table:table-cell office:value-type="string">
            <text:p>D4 </text:p>
          </table:table-cell>
          <table:table-cell office:value-type="float" office:value="1">
            <text:p>1</text:p>
          </table:table-cell>
          <table:table-cell office:value-type="string">
            <text:p>Diode</text:p>
          </table:table-cell>
          <table:table-cell office:value-type="string">
            <text:p>MyFootprints:PowerDI5</text:p>
          </table:table-cell>
          <table:table-cell office:value-type="string">
            <text:p>http://www.mouser.com/ds/2/115/SBR10E45P5-756885.pdf</text:p>
          </table:table-cell>
          <table:table-cell office:value-type="string">
            <text:p>SBR10E45P5-7</text:p>
          </table:table-cell>
          <table:table-cell/>
        </table:table-row>
        <table:table-row table:style-name="ro1">
          <table:table-cell office:value-type="string">
            <text:p>FB1 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string">
            <text:p>Capacitors_SMD:C_1206</text:p>
          </table:table-cell>
          <table:table-cell office:value-type="string">
            <text:p>http://www.mouser.com/ds/2/281/c31e-794748.pdf</text:p>
          </table:table-cell>
          <table:table-cell office:value-type="string">
            <text:p>BLM31PG121SN1L</text:p>
          </table:table-cell>
          <table:table-cell/>
        </table:table-row>
        <table:table-row table:style-name="ro1">
          <table:table-cell office:value-type="string">
            <text:p>FB2 </text:p>
          </table:table-cell>
          <table:table-cell office:value-type="float" office:value="1">
            <text:p>1</text:p>
          </table:table-cell>
          <table:table-cell office:value-type="float" office:value="470">
            <text:p>470</text:p>
          </table:table-cell>
          <table:table-cell office:value-type="string">
            <text:p>Capacitors_SMD:C_0603</text:p>
          </table:table-cell>
          <table:table-cell office:value-type="string">
            <text:p>http://www.mouser.com/ds/2/281/c31e-794748.pdf</text:p>
          </table:table-cell>
          <table:table-cell office:value-type="string">
            <text:p>BLM18PG471SN1D</text:p>
          </table:table-cell>
          <table:table-cell/>
        </table:table-row>
        <table:table-row table:style-name="ro1">
          <table:table-cell office:value-type="string">
            <text:p>L1 L2 L3 L4 </text:p>
          </table:table-cell>
          <table:table-cell office:value-type="float" office:value="4">
            <text:p>4</text:p>
          </table:table-cell>
          <table:table-cell office:value-type="string">
            <text:p>10u</text:p>
          </table:table-cell>
          <table:table-cell office:value-type="string">
            <text:p>MyFootprints:1D10ASeries</text:p>
          </table:table-cell>
          <table:table-cell office:value-type="string">
            <text:p>http://www.mouser.com/ds/2/192/1D10A-8408.pdf</text:p>
          </table:table-cell>
          <table:table-cell office:value-type="string">
            <text:p>1D10A-100M</text:p>
          </table:table-cell>
          <table:table-cell/>
        </table:table-row>
        <table:table-row table:style-name="ro1">
          <table:table-cell office:value-type="string">
            <text:p>P1 </text:p>
          </table:table-cell>
          <table:table-cell office:value-type="float" office:value="1">
            <text:p>1</text:p>
          </table:table-cell>
          <table:table-cell office:value-type="string">
            <text:p>CONN_02X08</text:p>
          </table:table-cell>
          <table:table-cell office:value-type="string">
            <text:p>Connect:IDC_Header_Straight_16pins</text:p>
          </table:table-cell>
          <table:table-cell office:value-type="string">
            <text:p>http://www.mouser.com/ds/2/445/6120xx21621-265830.pdf</text:p>
          </table:table-cell>
          <table:table-cell office:value-type="float" office:value="61201621621">
            <text:p>61201621621</text:p>
          </table:table-cell>
          <table:table-cell/>
        </table:table-row>
        <table:table-row table:style-name="ro1">
          <table:table-cell office:value-type="string">
            <text:p>P2 P3 P4 </text:p>
          </table:table-cell>
          <table:table-cell office:value-type="float" office:value="3">
            <text:p>3</text:p>
          </table:table-cell>
          <table:table-cell office:value-type="string">
            <text:p>CONN_01X02</text:p>
          </table:table-cell>
          <table:table-cell office:value-type="string">
            <text:p>MyFootprints:Connector0.5</text:p>
          </table:table-cell>
          <table:table-cell office:value-type="string">
            <text:p>http://www.mouser.com/ds/2/324/ItemDetail_1935161-922578.pdf</text:p>
          </table:table-cell>
          <table:table-cell office:value-type="float" office:value="1935161">
            <text:p>1935161</text:p>
          </table:table-cell>
          <table:table-cell/>
        </table:table-row>
        <table:table-row table:style-name="ro1">
          <table:table-cell office:value-type="string">
            <text:p>R1 R2 </text:p>
          </table:table-cell>
          <table:table-cell office:value-type="float" office:value="2">
            <text:p>2</text:p>
          </table:table-cell>
          <table:table-cell office:value-type="string">
            <text:p>100k</text:p>
          </table:table-cell>
          <table:table-cell office:value-type="string">
            <text:p>Resistors_SMD:R_0603</text:p>
          </table:table-cell>
          <table:table-cell office:value-type="string">
            <text:p>http://www.mouser.com/ds/2/427/dcrcwe3-109170.pdfhttp://www.mouser.com/ds/2/427/dcrcwe3-109170.pdf</text:p>
          </table:table-cell>
          <table:table-cell office:value-type="string">
            <text:p>CRCW0603100KFKEA</text:p>
          </table:table-cell>
          <table:table-cell/>
        </table:table-row>
        <table:table-row table:style-name="ro1">
          <table:table-cell office:value-type="string">
            <text:p>R3 </text:p>
          </table:table-cell>
          <table:table-cell office:value-type="float" office:value="1">
            <text:p>1</text:p>
          </table:table-cell>
          <table:table-cell office:value-type="float" office:value="560">
            <text:p>560</text:p>
          </table:table-cell>
          <table:table-cell office:value-type="string">
            <text:p>Resistors_SMD:R_0603</text:p>
          </table:table-cell>
          <table:table-cell office:value-type="string">
            <text:p>http://www.mouser.com/ds/2/427/crcw0201e3-54960.pdf</text:p>
          </table:table-cell>
          <table:table-cell office:value-type="string">
            <text:p>CRCW0201560RFKED</text:p>
          </table:table-cell>
          <table:table-cell/>
        </table:table-row>
        <table:table-row table:style-name="ro1">
          <table:table-cell office:value-type="string">
            <text:p>R5 </text:p>
          </table:table-cell>
          <table:table-cell office:value-type="float" office:value="1">
            <text:p>1</text:p>
          </table:table-cell>
          <table:table-cell office:value-type="float" office:value="330">
            <text:p>330</text:p>
          </table:table-cell>
          <table:table-cell office:value-type="string">
            <text:p>Resistors_SMD:R_0603</text:p>
          </table:table-cell>
          <table:table-cell office:value-type="string">
            <text:p>http://www.mouser.com/ds/2/427/crcw0201e3-54960.pdf</text:p>
          </table:table-cell>
          <table:table-cell office:value-type="string">
            <text:p>CRCW0201330RFKED</text:p>
          </table:table-cell>
          <table:table-cell/>
        </table:table-row>
        <table:table-row table:style-name="ro1">
          <table:table-cell office:value-type="string">
            <text:p>R4 R6 </text:p>
          </table:table-cell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  <table:table-cell office:value-type="string">
            <text:p>Resistors_SMD:R_0603</text:p>
          </table:table-cell>
          <table:table-cell office:value-type="string">
            <text:p>http://www.mouser.com/ds/2/427/crcw0201e3-54960.pdf</text:p>
          </table:table-cell>
          <table:table-cell office:value-type="string">
            <text:p>CRCW0201120RJNED</text:p>
          </table:table-cell>
          <table:table-cell/>
        </table:table-row>
        <table:table-row table:style-name="ro1">
          <table:table-cell office:value-type="string">
            <text:p>RP1 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string">
            <text:p>Resistors_SMD:R_Array_Concave_4x0603</text:p>
          </table:table-cell>
          <table:table-cell office:value-type="string">
            <text:p>http://www.mouser.com/ds/2/54/ATCAY-777361.pdf</text:p>
          </table:table-cell>
          <table:table-cell office:value-type="string">
            <text:p>CAY16-330J4LF</text:p>
          </table:table-cell>
          <table:table-cell/>
        </table:table-row>
        <table:table-row table:style-name="ro1">
          <table:table-cell office:value-type="string">
            <text:p>RV1 </text:p>
          </table:table-cell>
          <table:table-cell office:value-type="float" office:value="1">
            <text:p>1</text:p>
          </table:table-cell>
          <table:table-cell office:value-type="string">
            <text:p>100k</text:p>
          </table:table-cell>
          <table:table-cell office:value-type="string">
            <text:p>MyFootprints:M64Z104KB40</text:p>
          </table:table-cell>
          <table:table-cell office:value-type="string">
            <text:p>http://www.mouser.com/ds/2/427/64-239937.pdf</text:p>
          </table:table-cell>
          <table:table-cell office:value-type="string">
            <text:p>M64Z104KB40</text:p>
          </table:table-cell>
          <table:table-cell/>
        </table:table-row>
        <table:table-row table:style-name="ro1">
          <table:table-cell office:value-type="string">
            <text:p>U1 </text:p>
          </table:table-cell>
          <table:table-cell office:value-type="float" office:value="1">
            <text:p>1</text:p>
          </table:table-cell>
          <table:table-cell office:value-type="string">
            <text:p>SN74LVC14ADG4</text:p>
          </table:table-cell>
          <table:table-cell office:value-type="string">
            <text:p>Housings_SOIC:SOIC-14_3.9x8.7mm_Pitch1.27mm</text:p>
          </table:table-cell>
          <table:table-cell office:value-type="string">
            <text:p>http://www.mouser.com/ds/2/405/sn74lvc14a-406290.pdf</text:p>
          </table:table-cell>
          <table:table-cell office:value-type="string">
            <text:p>SN74LVC14ADG4</text:p>
          </table:table-cell>
          <table:table-cell/>
        </table:table-row>
        <table:table-row table:style-name="ro1">
          <table:table-cell office:value-type="string">
            <text:p>U2 </text:p>
          </table:table-cell>
          <table:table-cell office:value-type="float" office:value="1">
            <text:p>1</text:p>
          </table:table-cell>
          <table:table-cell office:value-type="string">
            <text:p>LM317_SOT223</text:p>
          </table:table-cell>
          <table:table-cell office:value-type="string">
            <text:p>TO_SOT_Packages_SMD:SOT-223</text:p>
          </table:table-cell>
          <table:table-cell office:value-type="string">
            <text:p>http://www.mouser.com/ds/2/405/lm317-556636.pdf</text:p>
          </table:table-cell>
          <table:table-cell office:value-type="string">
            <text:p>LM317DCY</text:p>
          </table:table-cell>
          <table:table-cell/>
        </table:table-row>
        <table:table-row table:style-name="ro1">
          <table:table-cell office:value-type="string">
            <text:p>U3 </text:p>
          </table:table-cell>
          <table:table-cell office:value-type="float" office:value="1">
            <text:p>1</text:p>
          </table:table-cell>
          <table:table-cell office:value-type="string">
            <text:p>TAS5760MDCAR</text:p>
          </table:table-cell>
          <table:table-cell office:value-type="string">
            <text:p>MyFootprints:HTSSOP-48</text:p>
          </table:table-cell>
          <table:table-cell office:value-type="string">
            <text:p>http://www.mouser.com/ds/2/405/tas5760m-480127.pdf</text:p>
          </table:table-cell>
          <table:table-cell office:value-type="string">
            <text:p>TAS5760MDCA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2">22.08.2016</text:date>, <text:time>13:05:4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22T13:05:41.96</dc:date>
    <dc:creator>Simon Steiner</dc:creator>
    <meta:document-statistic meta:table-count="1" meta:cell-count="150" meta:object-count="0"/>
    <meta:generator>OpenOffice/4.0.1$Win32 OpenOffice.org_project/401m5$Build-9714</meta:generator>
  </office:meta>
</office:document-meta>
</file>